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73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34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0a933" fo:font-size="14pt"/>
    </style:style>
    <style:style style:name="P5" style:family="paragraph">
      <loext:graphic-properties draw:fill="none" draw:fill-color="#ffffff"/>
      <style:paragraph-properties style:writing-mode="lr-tb"/>
      <style:text-properties fo:color="#c9211e"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color="#00a933" fo:font-size="14pt" style:font-size-asian="14pt" style:font-size-complex="14pt"/>
    </style:style>
    <style:style style:name="T1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a933" fo:font-size="14pt"/>
    </style:style>
    <style:style style:name="T5" style:family="text">
      <style:text-properties fo:color="#c9211e" fo:font-size="10pt" style:font-size-asian="10pt" style:font-size-complex="10pt"/>
    </style:style>
    <style:style style:name="T6" style:family="text">
      <style:text-properties fo:color="#00a9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.4cm" svg:height="0.962cm" svg:x="2cm" svg:y="24cm">
          <draw:text-box>
            <text:p>SP</text:p>
          </draw:text-box>
        </draw:frame>
        <draw:frame draw:style-name="gr1" draw:text-style-name="P1" draw:layer="layout" svg:width="1.3cm" svg:height="0.962cm" svg:x="6.2cm" svg:y="24cm">
          <draw:text-box>
            <text:p>E</text:p>
          </draw:text-box>
        </draw:frame>
        <draw:frame draw:style-name="gr1" draw:text-style-name="P1" draw:layer="layout" svg:width="1.3cm" svg:height="0.962cm" svg:x="10.076cm" svg:y="24.1cm">
          <draw:text-box>
            <text:p>IP</text:p>
          </draw:text-box>
        </draw:frame>
        <draw:frame draw:style-name="gr1" draw:text-style-name="P1" draw:layer="layout" svg:width="1cm" svg:height="0.962cm" svg:x="15.1cm" svg:y="24.1cm">
          <draw:text-box>
            <text:p>S</text:p>
          </draw:text-box>
        </draw:frame>
        <draw:frame draw:style-name="gr2" draw:text-style-name="P1" draw:layer="layout" svg:width="1.6cm" svg:height="1cm" svg:x="18.9cm" svg:y="24.2cm">
          <draw:text-box>
            <text:p>SO</text:p>
          </draw:text-box>
        </draw:frame>
        <draw:frame draw:style-name="gr3" draw:text-style-name="P2" draw:layer="layout" svg:width="2.4cm" svg:height="1.988cm" svg:x="2cm" svg:y="21.5cm">
          <draw:text-box>
            <text:p><text:span text:style-name="T1">σ</text:span></text:p>
            <text:p><text:span text:style-name="T2">Data in </text:span></text:p>
            <text:p><text:span text:style-name="T2">(1/1/2022,</text:span></text:p>
            <text:p><text:span text:style-name="T2">31/12/2022)</text:span></text:p>
          </draw:text-box>
        </draw:frame>
        <draw:frame draw:style-name="gr4" draw:text-style-name="P2" draw:layer="layout" svg:width="2.5cm" svg:height="1.594cm" svg:x="5.7cm" svg:y="21.6cm">
          <draw:text-box>
            <text:p><text:span text:style-name="T3">σ</text:span></text:p>
            <text:p><text:span text:style-name="T2">TipoEdificio </text:span></text:p>
            <text:p><text:span text:style-name="T2">!= ‘Ufficio</text:span></text:p>
          </draw:text-box>
        </draw:frame>
        <draw:frame draw:style-name="gr5" draw:text-style-name="P2" draw:layer="layout" svg:width="2.8cm" svg:height="1.2cm" svg:x="5.5cm" svg:y="19.7cm">
          <draw:text-box>
            <text:p><text:span text:style-name="T3">σ</text:span></text:p>
            <text:p><text:span text:style-name="T2">Città = ‘Torino’</text:span></text:p>
          </draw:text-box>
        </draw:frame>
        <draw:frame draw:style-name="gr6" draw:text-style-name="P2" draw:layer="layout" svg:width="2cm" svg:height="1.3cm" svg:x="3.825cm" svg:y="17cm">
          <draw:text-box>
            <text:p><text:span text:style-name="T3">JOIN</text:span></text:p>
            <text:p><text:span text:style-name="T2">Eid</text:span></text:p>
          </draw:text-box>
        </draw:frame>
        <draw:line draw:style-name="gr7" draw:text-style-name="P3" draw:layer="layout" svg:x1="2.6cm" svg:y1="23.9cm" svg:x2="2.6cm" svg:y2="23.5cm">
          <text:p/>
        </draw:line>
        <draw:line draw:style-name="gr7" draw:text-style-name="P3" draw:layer="layout" svg:x1="2.6cm" svg:y1="21.5cm" svg:x2="2.6cm" svg:y2="18.2cm">
          <text:p/>
        </draw:line>
        <draw:line draw:style-name="gr7" draw:text-style-name="P3" draw:layer="layout" svg:x1="3.6cm" svg:y1="17.7cm" svg:x2="2.6cm" svg:y2="18.2cm">
          <text:p/>
        </draw:line>
        <draw:line draw:style-name="gr7" draw:text-style-name="P3" draw:layer="layout" svg:x1="6.6cm" svg:y1="23.9cm" svg:x2="6.6cm" svg:y2="23.2cm">
          <text:p/>
        </draw:line>
        <draw:line draw:style-name="gr7" draw:text-style-name="P3" draw:layer="layout" svg:x1="6.6cm" svg:y1="19.9cm" svg:x2="6.6cm" svg:y2="18.4cm">
          <text:p/>
        </draw:line>
        <draw:line draw:style-name="gr7" draw:text-style-name="P3" draw:layer="layout" svg:x1="5.3cm" svg:y1="17.7cm" svg:x2="6.6cm" svg:y2="18.4cm">
          <text:p/>
        </draw:line>
        <draw:line draw:style-name="gr7" draw:text-style-name="P3" draw:layer="layout" svg:x1="6.6cm" svg:y1="20.9cm" svg:x2="6.574cm" svg:y2="21.6cm">
          <text:p/>
        </draw:line>
        <draw:frame draw:style-name="gr4" draw:text-style-name="P2" draw:layer="layout" svg:width="4.2cm" svg:height="1.594cm" svg:x="8.9cm" svg:y="21.506cm">
          <draw:text-box>
            <text:p><text:span text:style-name="T3">σ</text:span></text:p>
            <text:p><text:span text:style-name="T2">Regione = ‘Piemonte’ OR Regione = ‘Liguria’</text:span></text:p>
          </draw:text-box>
        </draw:frame>
        <draw:frame draw:style-name="gr5" draw:text-style-name="P2" draw:layer="layout" svg:width="3.8cm" svg:height="1.2cm" svg:x="13.9cm" svg:y="21.5cm">
          <draw:text-box>
            <text:p><text:span text:style-name="T3">σ</text:span></text:p>
            <text:p><text:span text:style-name="T2">Categoria = ‘Interni’</text:span></text:p>
          </draw:text-box>
        </draw:frame>
        <draw:frame draw:style-name="gr5" draw:text-style-name="P2" draw:layer="layout" svg:width="1.7cm" svg:height="1.2cm" svg:x="16.8cm" svg:y="19.9cm">
          <draw:text-box>
            <text:p><text:span text:style-name="T3">JOIN</text:span></text:p>
            <text:p><text:span text:style-name="T2">Sid</text:span></text:p>
          </draw:text-box>
        </draw:frame>
        <draw:frame draw:style-name="gr5" draw:text-style-name="P2" draw:layer="layout" svg:width="1.7cm" svg:height="1.2cm" svg:x="12.7cm" svg:y="18.2cm">
          <draw:text-box>
            <text:p><text:span text:style-name="T3">JOIN</text:span></text:p>
            <text:p><text:span text:style-name="T2">Pid</text:span></text:p>
          </draw:text-box>
        </draw:frame>
        <draw:line draw:style-name="gr7" draw:text-style-name="P3" draw:layer="layout" svg:x1="10.6cm" svg:y1="24.2cm" svg:x2="10.6cm" svg:y2="23.1cm">
          <text:p/>
        </draw:line>
        <draw:line draw:style-name="gr7" draw:text-style-name="P3" draw:layer="layout" svg:x1="15.6cm" svg:y1="24.1cm" svg:x2="15.6cm" svg:y2="22.8cm">
          <text:p/>
        </draw:line>
        <draw:line draw:style-name="gr7" draw:text-style-name="P3" draw:layer="layout" svg:x1="10.6cm" svg:y1="21.6cm" svg:x2="10.6cm" svg:y2="20cm">
          <text:p/>
        </draw:line>
        <draw:line draw:style-name="gr7" draw:text-style-name="P3" draw:layer="layout" svg:x1="12.6cm" svg:y1="19.1cm" svg:x2="10.6cm" svg:y2="20cm">
          <text:p/>
        </draw:line>
        <draw:line draw:style-name="gr7" draw:text-style-name="P3" draw:layer="layout" svg:x1="14.3cm" svg:y1="19.1cm" svg:x2="16.8cm" svg:y2="20cm">
          <text:p/>
        </draw:line>
        <draw:line draw:style-name="gr7" draw:text-style-name="P3" draw:layer="layout" svg:x1="19.6cm" svg:y1="24.1cm" svg:x2="19.6cm" svg:y2="21.5cm">
          <text:p/>
        </draw:line>
        <draw:line draw:style-name="gr7" draw:text-style-name="P3" draw:layer="layout" svg:x1="18.4cm" svg:y1="20.775cm" svg:x2="19.6cm" svg:y2="21.475cm">
          <text:p/>
        </draw:line>
        <draw:frame draw:style-name="gr5" draw:text-style-name="P2" draw:layer="layout" svg:width="1.5cm" svg:height="1.2cm" svg:x="13cm" svg:y="16.2cm">
          <draw:text-box>
            <text:p><text:span text:style-name="T3">GB</text:span></text:p>
            <text:p><text:span text:style-name="T2">Sid</text:span></text:p>
          </draw:text-box>
        </draw:frame>
        <draw:frame draw:style-name="gr5" draw:text-style-name="P2" draw:layer="layout" svg:width="3cm" svg:height="1.2cm" svg:x="12.225cm" svg:y="14.3cm">
          <draw:text-box>
            <text:p><text:span text:style-name="T3">σ</text:span></text:p>
            <text:p><text:span text:style-name="T2">COUNT(*) &gt;= 1</text:span></text:p>
          </draw:text-box>
        </draw:frame>
        <draw:line draw:style-name="gr7" draw:text-style-name="P3" draw:layer="layout" svg:x1="13.6cm" svg:y1="18.1cm" svg:x2="13.6cm" svg:y2="17.3cm">
          <text:p/>
        </draw:line>
        <draw:line draw:style-name="gr7" draw:text-style-name="P3" draw:layer="layout" svg:x1="13.6cm" svg:y1="16.3cm" svg:x2="13.6cm" svg:y2="15.6cm">
          <text:p/>
        </draw:line>
        <draw:frame draw:style-name="gr5" draw:text-style-name="P2" draw:layer="layout" svg:width="4.376cm" svg:height="1.2cm" svg:x="6.5cm" svg:y="12.1cm">
          <draw:text-box>
            <text:p><text:span text:style-name="T3">LEFT SEMI-JOIN</text:span></text:p>
            <text:p><text:span text:style-name="T2">Sid</text:span></text:p>
          </draw:text-box>
        </draw:frame>
        <draw:line draw:style-name="gr7" draw:text-style-name="P3" draw:layer="layout" svg:x1="6.4cm" svg:y1="12.9cm" svg:x2="4.6cm" svg:y2="13.5cm">
          <text:p/>
        </draw:line>
        <draw:line draw:style-name="gr7" draw:text-style-name="P3" draw:layer="layout" svg:x1="4.6cm" svg:y1="17cm" svg:x2="4.6cm" svg:y2="13.5cm">
          <text:p/>
        </draw:line>
        <draw:frame draw:style-name="gr5" draw:text-style-name="P2" draw:layer="layout" svg:width="1.3cm" svg:height="1.2cm" svg:x="7.977cm" svg:y="9.451cm">
          <draw:text-box>
            <text:p><text:span text:style-name="T3">GB</text:span></text:p>
            <text:p><text:span text:style-name="T2">Eid</text:span></text:p>
          </draw:text-box>
        </draw:frame>
        <draw:frame draw:style-name="gr8" draw:text-style-name="P2" draw:layer="layout" svg:width="4cm" svg:height="1.4cm" svg:x="6.8cm" svg:y="7cm">
          <draw:text-box>
            <text:p><text:span text:style-name="T3">σ</text:span></text:p>
            <text:p><text:span text:style-name="T2">SUM(Costo) &gt;= 1000</text:span></text:p>
          </draw:text-box>
        </draw:frame>
        <draw:line draw:style-name="gr7" draw:text-style-name="P3" draw:layer="layout" svg:x1="8.6cm" svg:y1="10.7cm" svg:x2="8.6cm" svg:y2="12cm">
          <text:p/>
        </draw:line>
        <draw:line draw:style-name="gr7" draw:text-style-name="P3" draw:layer="layout" svg:x1="8.6cm" svg:y1="8.3cm" svg:x2="8.6cm" svg:y2="9.4cm">
          <text:p/>
        </draw:line>
        <draw:frame draw:style-name="gr5" draw:text-style-name="P2" draw:layer="layout" svg:width="6.7cm" svg:height="1.2cm" svg:x="5.6cm" svg:y="4.2cm">
          <draw:text-box>
            <text:p><text:span text:style-name="T1">π</text:span></text:p>
            <text:p><text:span text:style-name="T2"><text:s text:c="2"/></text:span><text:span text:style-name="T2">Eid, SUM(Costo), SUM(NumeroOre)</text:span></text:p>
          </draw:text-box>
        </draw:frame>
        <draw:line draw:style-name="gr7" draw:text-style-name="P3" draw:layer="layout" svg:x1="8.6cm" svg:y1="7.1cm" svg:x2="8.6cm" svg:y2="5.6cm">
          <text:p/>
        </draw:line>
        <draw:line draw:style-name="gr7" draw:text-style-name="P3" draw:layer="layout" svg:x1="15.6cm" svg:y1="21.5cm" svg:x2="16.7cm" svg:y2="20.8cm">
          <text:p/>
        </draw:line>
        <draw:line draw:style-name="gr7" draw:text-style-name="P3" draw:layer="layout" svg:x1="10.9cm" svg:y1="12.8cm" svg:x2="13.6cm" svg:y2="13.6cm">
          <text:p/>
        </draw:line>
        <draw:line draw:style-name="gr7" draw:text-style-name="P3" draw:layer="layout" svg:x1="13.6cm" svg:y1="14.5cm" svg:x2="13.6cm" svg:y2="13.6cm">
          <text:p/>
        </draw:line>
        <draw:frame draw:style-name="gr9" draw:text-style-name="P4" draw:layer="layout" svg:width="1.4cm" svg:height="0.806cm" svg:x="0.9cm" svg:y="24.8cm">
          <draw:text-box>
            <text:p><text:span text:style-name="T4">1e9</text:span></text:p>
          </draw:text-box>
        </draw:frame>
        <draw:frame draw:style-name="gr9" draw:text-style-name="P4" draw:layer="layout" svg:width="1.4cm" svg:height="0.806cm" svg:x="4.5cm" svg:y="24.794cm">
          <draw:text-box>
            <text:p><text:span text:style-name="T4">5e7</text:span></text:p>
          </draw:text-box>
        </draw:frame>
        <draw:frame draw:style-name="gr9" draw:text-style-name="P4" draw:layer="layout" svg:width="1.4cm" svg:height="0.806cm" svg:x="8.9cm" svg:y="24.8cm">
          <draw:text-box>
            <text:p><text:span text:style-name="T4">1e4</text:span></text:p>
          </draw:text-box>
        </draw:frame>
        <draw:frame draw:style-name="gr9" draw:text-style-name="P4" draw:layer="layout" svg:width="1.4cm" svg:height="0.806cm" svg:x="13.8cm" svg:y="24.8cm">
          <draw:text-box>
            <text:p><text:span text:style-name="T4">1e2</text:span></text:p>
          </draw:text-box>
        </draw:frame>
        <draw:frame draw:style-name="gr9" draw:text-style-name="P4" draw:layer="layout" svg:width="1.4cm" svg:height="0.806cm" svg:x="17.9cm" svg:y="24.894cm">
          <draw:text-box>
            <text:p><text:span text:style-name="T4">2e5</text:span></text:p>
          </draw:text-box>
        </draw:frame>
        <draw:frame draw:style-name="gr10" draw:text-style-name="P5" draw:layer="layout" svg:width="1.3cm" svg:height="0.8cm" svg:x="0.8cm" svg:y="22cm">
          <draw:text-box>
            <text:p><text:span text:style-name="T5">1/10</text:span></text:p>
          </draw:text-box>
        </draw:frame>
        <draw:frame draw:style-name="gr11" draw:text-style-name="P5" draw:layer="layout" svg:width="1.2cm" svg:height="0.645cm" svg:x="4.3cm" svg:y="21.9cm">
          <draw:text-box>
            <text:p><text:span text:style-name="T5">9/10</text:span></text:p>
          </draw:text-box>
        </draw:frame>
        <draw:frame draw:style-name="gr11" draw:text-style-name="P5" draw:layer="layout" svg:width="1.8cm" svg:height="0.645cm" svg:x="4.025cm" svg:y="20.2cm">
          <draw:text-box>
            <text:p><text:span text:style-name="T5">1/1000</text:span></text:p>
          </draw:text-box>
        </draw:frame>
        <draw:frame draw:style-name="gr11" draw:text-style-name="P5" draw:layer="layout" svg:width="2.1cm" svg:height="0.645cm" svg:x="8.3cm" svg:y="23.1cm">
          <draw:text-box>
            <text:p><text:span text:style-name="T5">1/10</text:span></text:p>
          </draw:text-box>
        </draw:frame>
        <draw:frame draw:style-name="gr11" draw:text-style-name="P5" draw:layer="layout" svg:width="1.5cm" svg:height="0.645cm" svg:x="13.7cm" svg:y="22.8cm">
          <draw:text-box>
            <text:p><text:span text:style-name="T5">1/10</text:span></text:p>
          </draw:text-box>
        </draw:frame>
        <draw:frame draw:style-name="gr9" draw:text-style-name="P6" draw:layer="layout" svg:width="1.6cm" svg:height="0.806cm" svg:x="0.8cm" svg:y="18.9cm">
          <draw:text-box>
            <text:p><text:span text:style-name="T6">1e8</text:span></text:p>
          </draw:text-box>
        </draw:frame>
        <draw:frame draw:style-name="gr9" draw:text-style-name="P6" draw:layer="layout" svg:width="2cm" svg:height="0.806cm" svg:x="6.8cm" svg:y="18.794cm">
          <draw:text-box>
            <text:p><text:span text:style-name="T6">5e4</text:span></text:p>
          </draw:text-box>
        </draw:frame>
        <draw:frame draw:style-name="gr9" draw:text-style-name="P6" draw:layer="layout" svg:width="2cm" svg:height="0.806cm" svg:x="8.5cm" svg:y="20.7cm">
          <draw:text-box>
            <text:p><text:span text:style-name="T6">1e3</text:span></text:p>
          </draw:text-box>
        </draw:frame>
        <draw:frame draw:style-name="gr9" draw:text-style-name="P6" draw:layer="layout" svg:width="1.1cm" svg:height="0.806cm" svg:x="14.3cm" svg:y="20.894cm">
          <draw:text-box>
            <text:p><text:span text:style-name="T6">10</text:span></text:p>
          </draw:text-box>
        </draw:frame>
        <draw:frame draw:style-name="gr9" draw:text-style-name="P4" draw:layer="layout" svg:width="1.4cm" svg:height="0.806cm" svg:x="19.6cm" svg:y="20.894cm">
          <draw:text-box>
            <text:p><text:span text:style-name="T4">2e5</text:span></text:p>
          </draw:text-box>
        </draw:frame>
        <draw:frame draw:style-name="gr9" draw:text-style-name="P4" draw:layer="layout" svg:width="1.4cm" svg:height="0.806cm" svg:x="16.6cm" svg:y="18.8cm">
          <draw:text-box>
            <text:p><text:span text:style-name="T4">2e4</text:span></text:p>
          </draw:text-box>
        </draw:frame>
        <draw:frame draw:style-name="gr9" draw:text-style-name="P4" draw:layer="layout" svg:width="1.4cm" svg:height="0.806cm" svg:x="14.5cm" svg:y="17.394cm">
          <draw:text-box>
            <text:p><text:span text:style-name="T4">2e3</text:span></text:p>
          </draw:text-box>
        </draw:frame>
        <draw:frame draw:style-name="gr9" draw:text-style-name="P4" draw:layer="layout" svg:width="1.4cm" svg:height="0.806cm" svg:x="14.6cm" svg:y="15.7cm">
          <draw:text-box>
            <text:p><text:span text:style-name="T4">10</text:span></text:p>
          </draw:text-box>
        </draw:frame>
        <draw:frame draw:style-name="gr9" draw:text-style-name="P4" draw:layer="layout" svg:width="0.7cm" svg:height="0.806cm" svg:x="14.3cm" svg:y="13.3cm">
          <draw:text-box>
            <text:p><text:span text:style-name="T4">5</text:span></text:p>
          </draw:text-box>
        </draw:frame>
        <draw:frame draw:style-name="gr9" draw:text-style-name="P6" draw:layer="layout" svg:width="1.6cm" svg:height="0.806cm" svg:x="2.3cm" svg:y="15.7cm">
          <draw:text-box>
            <text:p><text:span text:style-name="T6">1e5</text:span></text:p>
          </draw:text-box>
        </draw:frame>
        <draw:frame draw:style-name="gr9" draw:text-style-name="P6" draw:layer="layout" svg:width="1.6cm" svg:height="0.806cm" svg:x="10.5cm" svg:y="11.194cm">
          <draw:text-box>
            <text:p><text:span text:style-name="T6">5e5</text:span></text:p>
          </draw:text-box>
        </draw:frame>
        <draw:frame draw:style-name="gr11" draw:text-style-name="P5" draw:layer="layout" svg:width="1.5cm" svg:height="0.645cm" svg:x="10.8cm" svg:y="15.1cm">
          <draw:text-box>
            <text:p><text:span text:style-name="T5">1/2</text:span></text:p>
          </draw:text-box>
        </draw:frame>
        <draw:frame draw:style-name="gr11" draw:text-style-name="P5" draw:layer="layout" svg:width="1.5cm" svg:height="0.645cm" svg:x="5.1cm" svg:y="7.9cm">
          <draw:text-box>
            <text:p><text:span text:style-name="T5">1/10</text:span></text:p>
          </draw:text-box>
        </draw:frame>
        <draw:frame draw:style-name="gr9" draw:text-style-name="P6" draw:layer="layout" svg:width="2cm" svg:height="0.806cm" svg:x="10.2cm" svg:y="8.7cm">
          <draw:text-box>
            <text:p><text:span text:style-name="T6">5e4</text:span></text:p>
          </draw:text-box>
        </draw:frame>
        <draw:frame draw:style-name="gr9" draw:text-style-name="P6" draw:layer="layout" svg:width="2cm" svg:height="0.806cm" svg:x="10.3cm" svg:y="6.3cm">
          <draw:text-box>
            <text:p><text:span text:style-name="T6">5e3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2-09T10:45:11.033000000</meta:creation-date>
    <dc:date>2023-12-10T16:04:30.764000000</dc:date>
    <meta:editing-duration>PT52M30S</meta:editing-duration>
    <meta:editing-cycles>6</meta:editing-cycles>
    <meta:generator>LibreOffice/6.3.6.2$Windows_X86_64 LibreOffice_project/2196df99b074d8a661f4036fca8fa0cbfa33a497</meta:generator>
    <meta:document-statistic meta:object-count="68"/>
  </office:meta>
</office:document-meta>
</file>